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108C000007215A37F179.svm" manifest:media-type=""/>
  <manifest:file-entry manifest:full-path="Pictures/20000001000001D100000129A37F3893.svm" manifest:media-type=""/>
  <manifest:file-entry manifest:full-path="Pictures/200000010000018A0000013180263F36.svm" manifest:media-type=""/>
  <manifest:file-entry manifest:full-path="Pictures/20000001000001640000012D60A1FB1C.svm" manifest:media-type=""/>
  <manifest:file-entry manifest:full-path="Pictures/200000010000026E0000012D2B1C45BB.svm" manifest:media-type=""/>
  <manifest:file-entry manifest:full-path="Pictures/2000000100000B2C00000754BEB4DCB1.svm" manifest:media-type=""/>
  <manifest:file-entry manifest:full-path="Pictures/200000010000018E0000012DA06B9E49.svm" manifest:media-type=""/>
  <manifest:file-entry manifest:full-path="Pictures/200000010000018A0000012DBC12F100.svm" manifest:media-type=""/>
  <manifest:file-entry manifest:full-path="Pictures/200000010000016400000129B6113C1E.svm" manifest:media-type=""/>
  <manifest:file-entry manifest:full-path="Pictures/20000001000001CD0000012DBE74C9DE.svm" manifest:media-type=""/>
  <manifest:file-entry manifest:full-path="Pictures/20000001000002690000013145689BC3.svm" manifest:media-type=""/>
  <manifest:file-entry manifest:full-path="Pictures/2000000200000180000000E840C34006.eps" manifest:media-type=""/>
  <manifest:file-entry manifest:full-path="Pictures/20000001000011240000033D796E7B59.svm" manifest:media-type=""/>
  <manifest:file-entry manifest:full-path="Pictures/" manifest:media-type=""/>
  <manifest:file-entry manifest:full-path="content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8§latex§\begin{align*}&#10;V_{BB}&amp;=V_{BE}+\left(I_B+I_C \right)R_E\\&#10;&amp;=V_{BE}+I_E R_E\\&#10;I_E&amp;=\frac{V_{BB}-V_{BE}}{R_E} \approx I_C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8§latex§\begin{align*}&#10;V_C&amp;=V_{CC}-I_C R_C\\&#10;V_E&amp;=I_E R_E\\&#10;V_B&amp;=V_E+V_{BE}\\&#10;&amp;=I_E R_E+V_{BE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8§latex§\begin{align*}&#10;V_{CE}&amp;=V_C-V_E\\&#10;&amp;=V_{CC}-I_C R_C-I_E R_E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26cm" svg:height="4.063cm" svg:x="0.985cm" svg:y="0.948cm">
          <draw:image xlink:href="Pictures/2000000200000180000000E840C34006.eps" xlink:type="simple" xlink:show="embed" xlink:actuate="onLoad">
            <text:p/>
          </draw:image>
        </draw:frame>
        <draw:custom-shape draw:style-name="gr2" draw:text-style-name="P1" draw:layer="layout" svg:width="0.914cm" svg:height="3.447cm" svg:x="5.23cm" svg:y="1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14cm" svg:height="1.455cm" svg:x="1.586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794cm" svg:y1="3.64cm" svg:x2="2.794cm" svg:y2="3.833cm">
          <text:p/>
        </draw:line>
        <draw:line draw:style-name="gr3" draw:text-style-name="P1" draw:layer="layout" svg:x1="5.232cm" svg:y1="2.857cm" svg:x2="5.232cm" svg:y2="3.05cm">
          <text:p/>
        </draw:line>
        <draw:frame draw:style-name="gr4" draw:layer="layout" svg:width="0.646cm" svg:height="0.356cm" svg:x="2.749cm" svg:y="3.16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368cm" svg:height="0.308cm" svg:x="2.805cm" svg:y="2.88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424cm" svg:height="0.308cm" svg:x="3.027cm" svg:y="3.49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1" draw:layer="layout" svg:width="0.552cm" svg:height="0.36cm" svg:x="3.856cm" svg:y="1.315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557cm" svg:height="0.355cm" svg:x="3.856cm" svg:y="3.859cm">
          <draw:image xlink:href="Pictures/20000001000001D100000129A37F3893.svm" xlink:type="simple" xlink:show="embed" xlink:actuate="onLoad">
            <text:p/>
          </draw:image>
        </draw:frame>
        <draw:frame draw:style-name="gr7" draw:text-style-name="P1" draw:layer="layout" svg:width="0.472cm" svg:height="0.36cm" svg:x="2.045cm" svg:y="1.941cm">
          <draw:image xlink:href="Pictures/200000010000018A0000012DBC12F100.svm" xlink:type="simple" xlink:show="embed" xlink:actuate="onLoad">
            <text:p/>
          </draw:image>
        </draw:frame>
        <draw:frame draw:style-name="gr8" draw:text-style-name="P1" draw:layer="layout" svg:width="0.472cm" svg:height="0.365cm" svg:x="4.063cm" svg:y="1.982cm">
          <draw:image xlink:href="Pictures/200000010000018A0000013180263F36.svm" xlink:type="simple" xlink:show="embed" xlink:actuate="onLoad">
            <text:p/>
          </draw:image>
        </draw:frame>
        <draw:frame draw:style-name="gr9" draw:text-style-name="P1" draw:layer="layout" svg:width="0.476cm" svg:height="0.36cm" svg:x="4.063cm" svg:y="3.265cm">
          <draw:image xlink:href="Pictures/200000010000018E0000012DA06B9E49.svm" xlink:type="simple" xlink:show="embed" xlink:actuate="onLoad">
            <text:p/>
          </draw:image>
        </draw:frame>
        <draw:frame draw:style-name="gr10" draw:text-style-name="P1" draw:layer="layout" svg:width="0.739cm" svg:height="0.365cm" svg:x="6.363cm" svg:y="2.798cm">
          <draw:image xlink:href="Pictures/20000001000002690000013145689BC3.svm" xlink:type="simple" xlink:show="embed" xlink:actuate="onLoad">
            <text:p/>
          </draw:image>
        </draw:frame>
        <draw:frame draw:style-name="gr11" draw:text-style-name="P1" draw:layer="layout" svg:width="0.426cm" svg:height="0.36cm" svg:x="5.471cm" svg:y="2.582cm">
          <draw:image xlink:href="Pictures/20000001000001640000012D60A1FB1C.svm" xlink:type="simple" xlink:show="embed" xlink:actuate="onLoad">
            <text:p/>
          </draw:image>
        </draw:frame>
        <draw:frame draw:style-name="gr12" draw:text-style-name="P1" draw:layer="layout" svg:width="0.426cm" svg:height="0.355cm" svg:x="2.007cm" svg:y="3.492cm">
          <draw:image xlink:href="Pictures/200000010000016400000129B6113C1E.svm" xlink:type="simple" xlink:show="embed" xlink:actuate="onLoad">
            <text:p/>
          </draw:image>
        </draw:frame>
        <draw:frame draw:style-name="gr13" draw:text-style-name="P1" draw:layer="layout" svg:width="0.745cm" svg:height="0.36cm" svg:x="0.212cm" svg:y="3.501cm">
          <draw:image xlink:href="Pictures/200000010000026E0000012D2B1C45BB.svm" xlink:type="simple" xlink:show="embed" xlink:actuate="onLoad">
            <text:p/>
          </draw:image>
        </draw:frame>
        <draw:frame draw:style-name="gr14" draw:text-style-name="P1" draw:layer="layout" svg:width="3.388cm" svg:height="1.459cm" svg:x="8.494cm" svg:y="0.402cm">
          <draw:image xlink:href="Pictures/200000010000108C000007215A37F179.svm" xlink:type="simple" xlink:show="embed" xlink:actuate="onLoad">
            <text:p/>
          </draw:image>
        </draw:frame>
        <draw:frame draw:style-name="gr15" draw:text-style-name="P1" draw:layer="layout" svg:width="2.287cm" svg:height="1.5cm" svg:x="8.768cm" svg:y="2.286cm">
          <draw:image xlink:href="Pictures/2000000100000B2C00000754BEB4DCB1.svm" xlink:type="simple" xlink:show="embed" xlink:actuate="onLoad">
            <text:p/>
          </draw:image>
        </draw:frame>
        <draw:frame draw:style-name="gr16" draw:text-style-name="P1" draw:layer="layout" svg:width="3.51cm" svg:height="0.662cm" svg:x="8.607cm" svg:y="4.206cm">
          <draw:image xlink:href="Pictures/20000001000011240000033D796E7B5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3T15:07:59</dc:date>
    <dc:creator>kkk </dc:creator>
    <meta:editing-duration>PT30M8S</meta:editing-duration>
    <meta:editing-cycles>9</meta:editing-cycles>
    <meta:generator>LibreOffice/3.3$Linux LibreOffice_project/330m19$Build-401</meta:generator>
    <meta:document-statistic meta:object-count="20"/>
  </office:meta>
</office:document-meta>
</file>

<file path=Object 1/content.xml><?xml version="1.0" encoding="utf-8"?>
<math xmlns="http://www.w3.org/1998/Math/MathML">
  <semantics>
    <msub>
      <mi>V</mi>
      <mi mathvariant="italic">BE</mi>
    </msub>
    <annotation encoding="StarMath 5.0">V_{BE}</annotation>
  </semantics>
</math>
</file>

<file path=Object 12/content.xml><?xml version="1.0" encoding="utf-8"?>
<math xmlns="http://www.w3.org/1998/Math/MathML">
  <semantics>
    <mrow>
      <mo stretchy="false">−</mo>
    </mrow>
    <annotation encoding="StarMath 5.0">-{}</annotation>
  </semantics>
</math>
</file>

<file path=Object 2/content.xml><?xml version="1.0" encoding="utf-8"?>
<math xmlns="http://www.w3.org/1998/Math/MathML">
  <semantics>
    <mrow>
      <mo stretchy="false">+</mo>
    </mrow>
    <annotation encoding="StarMath 5.0">+{}</annotation>
  </semantics>
</math>
</file>